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6" style:family="table">
      <style:table-properties style:width="6.6931in" table:align="margins" style:writing-mode="lr-tb"/>
    </style:style>
    <style:style style:name="Table36.A" style:family="table-column">
      <style:table-column-properties style:column-width="6.6931in" style:rel-column-width="65535*"/>
    </style:style>
    <style:style style:name="Table36.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3" style:family="table">
      <style:table-properties style:width="6.6931in" table:align="margins" style:writing-mode="lr-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3"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5"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6"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T1" style:family="text">
      <style:text-properties style:font-name="XB Zar" style:font-name-complex="XB Zar"/>
    </style:style>
    <style:style style:name="T2"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رای آشنایی با ساختار کلی سیستم‌عامل گنو/لینوکس و توزیع دبیان گنو/لینوکس، در این فصل در رابطه با نحوه‌ی دسترسی به پارتیشن‌ها و دستگاه‌ها و همچنین شیوه‌ی نصب درایورها بحث شده است. مطالب این فصل ممکن است در مقایسه با فصل‌های دیگر پیچیده به نظر برسد اما با مطالعه‌ی بیشتر با سازوکار آن بیشتر آشنا خواهید شد. برای مطالعه‌ی بیشتر به پیوست ۲ و ۳ همین کتاب مراجعه کنید.</text:p>
      <text:p text:style-name="P1"/>
      <text:p text:style-name="P2">۱-۶- پارتیشن‌ها و فایل‌سیستم‌ها</text:p>
      <text:p text:style-name="P1">دسترسی به پارتیشن‌های مختلف روی هارددیسک‌ها و دیگر دستگاه‌های ذخیره‌سازی داده‌ها در سیستم‌عامل گنو/لینوکس با روند متصل کردن<text:note text:id="ftn1" text:note-class="footnote"><text:note-citation>1</text:note-citation><text:note-body><text:p text:style-name="Footnote">mount</text:p></text:note-body></text:note> این پارتیشن‌ها و دستگاه‌ها به دایرکتوری‌های موجود در سیستم انجام می‌شود. با اجرای دستور mount می‌توانید از پارتیشن‌ها و دستگاه‌های متصل شده به سیستم خود مطلع شوید:</text:p>
      <table:table table:name="Table36" table:style-name="Table36">
        <table:table-column table:style-name="Table36.A"/>
        <table:table-row>
          <table:table-cell table:style-name="Table36.A1" office:value-type="string">
            <text:p text:style-name="P3">user1@debian:~$ mount</text:p>
            <text:p text:style-name="P3">/dev/sda1 on / type ext3 (rw,errors=remount-ro)</text:p>
          </table:table-cell>
        </table:table-row>
      </table:table>
      <text:p text:style-name="P1">برای نمونه، یک خط از خروجی این دستور نمایش داده شده است. همان‌طور که مشاهده می‌کنید، پارتیشن اول از هاردیسک dev/sda/ با نام dev/sda1/ به دایرکتوری «/» که همان دایرکتوری معروف ریشه است، متصل شده است. فایل‌سیستم این پارتیشن از نوع ext3 است که فایل‌<text:span text:style-name="T1">سیستم اصلی سیستم‌عامل‌های گنو/لینوکس است. این پارتیشن با پارامترهای (rw,errors=remount-ro) به دایرکتوری ریشه به‌صورت خواندنی-نوشتنی متصل شده است و در صورت بروز هرگونه اشکال، به‌صورت فقط-خواندنی باز به همان دایرکتوری ریشه متصل می‌شود.</text:span></text:p>
      <text:p text:style-name="P1">نحوه‌ی نام‌گذاری دستگاه‌های ذخیره‌سازی داده‌ها و پارتیشن‌های آن‌ها اینگونه است که هارددیسک‌های SATA (اتصال داده‌ی موازی) با نام‌های sd و هارددیسک‌های ATA و PATA با نام‌های hd نام‌گذاری می‌شوند. اولین هارددیسک شناخته شده در سیستم پسوند a، دومین پسوند b و همین‌طور الی آخر. پارتیشن‌های روی هر هارددیسک با اعداد ترتیبی که از یک شروع می‌شود، شماره‌گذاری می‌شوند. تمام این دستگاه‌ها به‌صورت فایل‌هایی در مسیر dev/ قرار می‌گیرند تا با استفاده از دستور mount بتوانیم آن‌ها را به دایرکتوری مورد نظر خود برای دسترسی به محتوای آنها متصل کنیم. برای نمونه‌ی هارددیسک اصلی سیستم که از نوع SATA است به شکل زیر است:</text:p>
      <table:table table:name="Table1" table:style-name="Table1">
        <table:table-column table:style-name="Table1.A"/>
        <table:table-row>
          <table:table-cell table:style-name="Table1.A1" office:value-type="string">
            <text:p text:style-name="P3">user1@debian:~$ ls -la /dev/sda*</text:p>
            <text:p text:style-name="P3">brw-rw---- 1 root disk 8, 0 Jul 26 20:29 /dev/sda </text:p>
            <text:p text:style-name="P3">brw-rw---- 1 root disk 8, 1 Jul 26 20:29 /dev/sda1 </text:p>
            <text:p text:style-name="P3">brw-rw---- 1 root disk 8, 2 Jul 26 20:29 /dev/sda2 </text:p>
            <text:p text:style-name="P3">brw-rw---- 1 root disk 8, 5 Jul 26 20:29 /dev/sda5</text:p>
          </table:table-cell>
        </table:table-row>
      </table:table>
      <text:p text:style-name="P1">همان‌طور که مشاهده می‌کنید، فایل‌های زیر از نوع block-device هستند که با کاراکتر اول b مشخص شده‌اند. به خاطر داشته باشید که فایل dev/sda/ به کل هارددیسک اشاره دارد و قابل اتصال به هیچ دایرکتوری نیست، حال آنکه فایل‌های sda1 تا sda2 پارتیشن‌های این هارددیسک هستند و می‌توان آن‌ها را به دایرکتوری مورد نظر متصل کرد. برای نمونه به دستورهای زیر توجه کنید:</text:p>
      <table:table table:name="Table2" table:style-name="Table2">
        <table:table-column table:style-name="Table2.A"/>
        <table:table-row>
          <table:table-cell table:style-name="Table2.A1" office:value-type="string">
            <text:p text:style-name="P3">debian:~# cd /media</text:p>
            <text:p text:style-name="P3">debian:/media# mkdir mydisk</text:p>
            <text:p text:style-name="P3">debian:/media# mount /dev/sda2 mydisk</text:p>
            <text:p text:style-name="P3">debian:/media# ls mydisk</text:p>
            <text:p text:style-name="P3">directory1 file1.txt lost+found test</text:p>
          </table:table-cell>
        </table:table-row>
      </table:table>
      <text:p text:style-name="P1"><text:span text:style-name="T1">دستور اول، دایرکتوری جاری را به media/ تغییر می‌دهد. دستور دوم، یک دایرکتوری با نام mydisk می‌سازد و دستور سوم dev/sda2/ را به دایرکتوری ساخته‌شده متصل می‌کند. دستور چهارم فهرست </text:span><text:soft-page-break/><text:span text:style-name="T1">دایرکتوری‌های موجود در این پارتیشن را پس از اتصال به دایرکتوری mydisk نمایش می‌دهد. اگر دیگر نمی‌خواهید از این پارتیشن استفاده کنید، بسیار توصیه می‌شود که آنرا با دستور umount از حالت اتصال به این دایرکتوری خارج کنید:</text:span></text:p>
      <table:table table:name="Table3" table:style-name="Table3">
        <table:table-column table:style-name="Table3.A"/>
        <table:table-row>
          <table:table-cell table:style-name="Table3.A1" office:value-type="string">
            <text:p text:style-name="P3">debian:/media# umount mydisk</text:p>
            <text:p text:style-name="P3">debian:/media# ls mydisk</text:p>
          </table:table-cell>
        </table:table-row>
      </table:table>
      <text:p text:style-name="P1">دستور اول پارتیشن را از حالت اتصال خارج می‌کند و دستور دوم فهرست دایرکتوری mydisk که اکنون خالی است، نمایش می‌دهد.</text:p>
      <text:p text:style-name="P1">در محیط میزکار گنوم، عمل mount پس از اتصال هارددیسک‌ها به سیستم از طریق USB یا هر درگاه دیگری، به‌صورت خودکار انجام می‌شود و آیکون‌های هر پارتیشن بر روی دسکتاپ و در گزینه‌ی Computer در منوی Places نمایش داده می‌شود. با کلیک بر روی هر آیکون، می‌توانید محتوای آن پارتیشن را ببینید.</text:p>
      <text:p text:style-name="P1"/>
      <text:p text:style-name="P2">۲-۶- نصب چاپگرها</text:p>
      <text:p text:style-name="P1">نرم‌افزاری که در سیستم‌عامل گنو/لینوکس برای مدیریت چاپگرها و به اشتراک‌گذاری <text:s/>آن‌ها در شبکه وجود دارد، کاپس (CUPS<text:note text:id="ftn2" text:note-class="footnote"><text:note-citation>2</text:note-citation><text:note-body><text:p text:style-name="Footnote">Common Unix Printing System</text:p></text:note-body></text:note>) نام دارد. سرویس کاپس در سیستم‌عامل دبیان گنو/لینوکس به‌صورت پیش‌فرض نصب شده و در حال اجرا است. با اتصال هر چاپگر به سیستم خود، در صورت وجود فایل درایور مورد نظر آن می‌توانید آنرا به سرویس کاپس اضافه کنید و از آن پس به‌راحتی می‌توانید فایل‌های خود را چاپ کنید.</text:p>
      <text:p text:style-name="P1">در این کتاب برای آموزش نصب چاپگرهای جدید از محیط گرافیکی استفاده می‌کنیم.</text:p>
      <text:p text:style-name="P1">۱- از منوی System → Administration گزینه‌ی Printing را انتخاب کنید.</text:p>
      <text:p text:style-name="P1">۲- در پنجره‌ی باز شده، بر روی منوی Server کلیک کنید و پس از آن گزینه‌ی <text:s/>New → Printer را برای نصب چاپگر جدید انتخاب کنید. پنجره‌ای برای شناسایی و نصب چاپگر جدید نمایان می‌شود. برای تغییر تنظیمات کاپس نیاز به رمز عبور کاربر ریشه دارید که پس از نمایش پنجره‌ی شناسایی و نصب، از شما سؤال می‌شود. رمز عبور کاربر ریشه را وارد کنید و دکمه‌ی Authenticate را کلیک کنید. به خاطر داشته باشید که باید چاپگر شما به سیستم متصل شده باشد، روشن و آماده به کار باشد. در این صورت، اگر چاپگر شما توسط کاپس شناسایی شود، نام چاپگر در کادر سمت چپ نمایش داده می‌شود.</text:p>
      <text:p text:style-name="P1">۳- پس از انتخاب نام چاپگر، کاپس به دنبال درایور چاپگر شما در سیستم می‌گردد. اگر درایور چاپگر انتخاب شده در سیستم موجود باشد، کاپس آن درایور را انتخاب می‌کند و مراحل نصب ادامه پیدا می‌کند. در غیر این صورت، پنجره‌ای با سه گزینه به شما نمایش داده می‌شود:</text:p>
      <text:p text:style-name="P1">الف) گزینه‌ی Select printer from database: این گزینه فهرست شرکت‌های تولیدکننده‌ی چاپگرهایی را که درایور چاپگرهای آن‌ها در بانک اطلاعات کاپس موجود است، نمایش می‌دهد. با انتخاب این گزینه و کلیک روی دکمه‌ی Forward لیست درایور چاپگرهای آن تولیدکننده نمایش داده می‌شود و شما می‌توانید چاپگر خود را از بین این چاپگرها انتخاب کنید.</text:p>
      <text:p text:style-name="P1">ب) گزینه‌ی Provide PPD file: اگر این گزینه را انتخاب کنید به این معنا است که درایور مورد نظر چاپگر خود را که فایلی با پسوند ppd یا ppd.gz است، در اختیار دارید. در این صورت می‌توانید با کلیک روی دکمه‌ی نمایش داده شده در پایین صفحه که با None مشخص شده است، مسیر فایل درایور را به کاپس معرفی کنید تا کاپس درایور را برای چاپگر شما نصب کند.</text:p>
      <text:p text:style-name="P1">ج) گزینه‌ی Search for a printer driver to download: با این گزینه می‌توانید با وارد کردن نام <text:soft-page-break/>چاپگر خود در قسمت Make and model و کلیک روی گزینه‌ی Search فهرستی از درایورهای یافت شده را در قسمت Printer model ببینید. با انتخاب درایور، فایل آن از اینترنت (قسمت OpenPrinting از وب‌سایت The Linux Foundation) دانلود و نصب می‌شود.</text:p>
      <text:p text:style-name="P1">۴- پس از مرحله‌ی انتخاب درایور و نصب آن، پنجره‌ای برای انتخاب نام چاپگر و توضیحات مشخص می‌شود. اگر مایل بودید، می‌توانید آن‌ها را تغییر دهید. به خاطر داشته باشید که نام چاپگر انتخاب شده باید با نام چاپگرهای نصب شده تفاوت داشته باشد. سپس گزینه‌ی Apply را کلیک کنید. چاپگر مورد نظرتان به سیستم اضافه می‌شود و شما می‌توانید آنرا در پنجره‌ی Printing مشاهده کنید.</text:p>
      <text:p text:style-name="P1">۵- از شما برای گرفتن Test Page برای اطمینان از صحت نصب چاپگر سؤال می‌شود. با کلیک روی Print Test Page می‌توانید از صحت نصب چاپگر خود با ارسال یک صفحه نمونه به چاپگر و چاپ آن اطمینان حاصل کنید. در غیر این صورت گزینه‌ی Cancel را کلیک کنید. <text:span text:style-name="T2">(تصویر نرم‌افزار نصب چاپگر – ۱)</text:span></text:p>
      <text:p text:style-name="P1">حال می‌توانید با انتخاب گزینه‌ی چاپ (Print) در هر نرم‌افزاری، با انتخاب چاپگر نصب شده، فایل مورد نظر خود را چاپ کنید.</text:p>
      <text:p text:style-name="P1"/>
      <text:p text:style-name="P2">۳-۶- ساختار X Window System</text:p>
      <text:p text:style-name="P1">سیستم پنجره‌ی X که معمولاً X Window System یا X11 نیز خوانده می‌شود، به سیستم و پروتکلی<text:note text:id="ftn3" text:note-class="footnote"><text:note-citation>3</text:note-citation><text:note-body><text:p text:style-name="Footnote">Protocol</text:p></text:note-body></text:note> گفته می‌شود که وظیفه‌ی فراهم آوردن پایه و اساسی برای رابط‌های گرافیکی کاربر <text:note text:id="ftn4" text:note-class="footnote"><text:note-citation>4</text:note-citation><text:note-body><text:p text:style-name="Footnote">Graphical User Interfaces</text:p></text:note-body></text:note> را بر عهده دارد. این سیستم طوری طراحی شده است که ساختار پیچیده‌ی ارتباط با سخت‌افزارها را با سازوکاری از نرم‌افزارهای گرافیکی، جدا می‌کند که این مهم باعث عدم وابستگی نرم‌افزارهای گرافیکی موجود به نوع سخت‌افزاری است که این نرم‌افزارها روی آن اجرا می‌شود<text:note text:id="ftn5" text:note-class="footnote"><text:note-citation>5</text:note-citation><text:note-body><text:p text:style-name="Footnote">Device Independance</text:p></text:note-body></text:note>. X ارتباط بین کارت گرافیکی، مانیتور، ماوس و کیبورد را با نرم‌افزارهای گرافیکی برقرار می‌کند و از مدل کلاینت-سرور<text:note text:id="ftn6" text:note-class="footnote"><text:note-citation>6</text:note-citation><text:note-body><text:p text:style-name="Footnote">Client-Server</text:p></text:note-body></text:note> استفاده می‌کند و می‌تواند در شبکه هم کار کند. نرم‌افزار سرورِ X کارت گرافیکی، مانیتور و … را به همراه پنجره‌ها مدیریت می‌کند و نرم‌افزارهای گرافیکی نیز به عنوان کلاینت X اجرا می‌شوند و از قابلیت‌های سرورِ X استفاده می‌کنند.</text:p>
      <text:p text:style-name="P1">تنظیمات سرور X در مسیر etc/X11/ قرار دارند. مهم‌ترین فایل در این دایرکتوری، فایل xorg.conf است که تنظیمات اصلی در آن قرار دارد. این فایل در هنگام نصب سیستم‌عامل دبیان گنو/لینوکس با شناسایی مشخصات سیستم شما، خودکار تولید می‌شود و در این مسیر ذخیره می‌شود. اگر خواستید تنظیمات پیش‌فرض را تغییر دهید مثلاً هنگامی درایور کارت گرافیکی خود را نصب می‌کنید، نیاز به تغییر این فایل دارید. در این فایل می‌توان کارت گرافیکی، مانیتور، ماوس، کیبورد و برخی دیگر از سخت‌افزارهایی که برای رابط گرافیکی استفاده می‌شوند، تعریف کرد تا سرور X از آن‌ها استفاده کند. محیط میزکار گنوم از جمله‌ی محیط میزکارهایی است که قابلیت اجرای X Window System را دارد. دیگر محیط‌های میزکاری که قابلیت اجرای X Window System را دارند شامل Xfce ،KDE و … می‌شود. ساختار داخلی کلاینت و سرور X را می‌توانید در تصویر ببینید: <text:span text:style-name="T2">(تصویر ساختار ایکس – ۲)</text:span></text:p>
      <text:p text:style-name="P6"/>
      <text:p text:style-name="P6">۴-۶- نصب درایور کارت‌های گرافیکی <text:s/>ATi و AMD</text:p>
      <text:p text:style-name="P5">مشکل اصلی پیچیدگی موجود برای نصب است که چون هنوز کاربر با ساختار APT آشنا نشده است، توضیح <text:soft-page-break/>در مورد نصب درایور کارت گرافیکی مشکل است و نیاز به توضیحات اضافه زیادی دارد.</text:p>
      <text:p text:style-name="P5"/>
      <text:p text:style-name="P6">۵-۶- نصب درایور کارت‌های گرافیکی <text:s/>Nvidia</text:p>
      <text:p text:style-name="P5">مشکل اصلی پیچیدگی موجود برای نصب است که چون هنوز کاربر با ساختار APT آشنا نشده است، توضیح در مورد نصب درایور کارت گرافیکی مشکل است و نیاز به توضیحات اضافه زیادی دارد.</text:p>
      <text:p text:style-name="P5"/>
      <text:p text:style-name="P6">۶-۶- تنظیمات شبکه</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8T16:55:59</dc:date>
    <dc:creator>Mostafa Moradian</dc:creator>
    <meta:editing-duration>P1DT6H47M54S</meta:editing-duration>
    <meta:editing-cycles>1575</meta:editing-cycles>
    <meta:generator>LibreOffice/3.3$Linux LibreOffice_project/330m19$Build-202</meta:generator>
    <meta:document-statistic meta:table-count="4" meta:image-count="0" meta:object-count="0" meta:page-count="4" meta:paragraph-count="49" meta:word-count="1661" meta:character-count="8563"/>
  </office:meta>
</office:document-meta>
</file>